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93d9" loext:opacity="100%"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Stefan Bergman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ancing Script" fo:font-family="'Dancing Script'" style:font-pitch="variable" fo:font-size="24pt" fo:font-weight="bold" officeooo:rsid="000f0dcd" style:font-size-asian="24pt" style:font-weight-asian="bold" style:font-size-complex="24pt" style:font-weight-complex="bol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9T19:14:09.196559542</meta:creation-date>
    <dc:date>2025-06-29T19:45:05.027271789</dc:date>
    <meta:editing-duration>PT20M39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4"/>
    <meta:generator>LibreOffice/25.2.4.3$Linux_X86_64 LibreOffice_project/520$Build-3</meta:generator>
  </office:meta>
</office:document-meta>
</file>